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style>
  </office:automatic-styles>
  <office:body>
    <office:text text:use-soft-page-breaks="true">
      <text:p text:style-name="P1">Assembly Tutorial Lesson #12</text:p>
      <text:p text:style-name="Subtitle">Tiles</text:p>
      <text:p text:style-name="Normal">[Title slide]</text:p>
      <text:p text:style-name="Normal">Hi there! This is Matt Heffernan. Welcome back to my channel. This is the twelfth<text:s/>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hen how to do basic things with the Kernal and the VERA display controller, including interrupts. In this episode, we are going to go further into how VERA works by learning about graphical tiles. In earlier episodes, we only dealt with text layers, and text glyphs are tiles, but treated in a very different<text:s/>way from tiles that can have more than just a background color and a foreground color.</text:p>
      <text:p text:style-name="Normal">Of course, building images from tiles is nothing new. Humanity has been doing it for millennia, from classical mosaics to renaissance stained glass windows to modern computer graphics. For systems with limited bus bandwidth, tile maps are a very efficient way of moving pixels around, and were the basis of many computer displays throughout 8-bit and 16-bit eras. While the X16 also supports bitmap modes, it’s the tile modes that are best at creating dynamic and responsive user experiences.</text:p>
      <text:p text:style-name="Normal">[Cut to slide 2 – tile modes]</text:p>
      <text:p text:style-name="Normal">As we saw in our earlier video introducing the VERA video adapter, there are two layers that can be configured, populated, and displayed. We had an example program that made use of two text layers, but one or both of those layers could also be configured as graphical tile layers. These require the developer to define their own tile imagery and lay them out in a tile map, much like we had done with the text layers. These tile maps can be of various sizes, from 32x32 tiles to 256x256 tiles, and can be configured to use tiles of a specific color depth and dimensions.</text:p>
      <text:p text:style-name="Normal">Text tiles that can use the built-in glyphs from ROM, are encoded as 1 bit per pixel, or 1bpp, and are 8x8 pixels in size. This means that each glyph<text:s/>is defined by 8 bytes, with a byte for each row, starting at the top. Each set bit indicates which pixels are foreground, and the clear bits indicate the background pixels. Text layers can only make use of 256 different glyphs, and come in two modes: 16-color text with separately configurable background and foreground colors for each glyph on the map, and 256-color text with the system default background color fixed and use of any color in the 256-color palette for the foreground of each glyph.</text:p>
      <text:p text:style-name="Normal">Graphics tiles make use of greater color depth, using more bits to define each pixel. The tiles can also be different sizes, with each dimension being 8 or 16 pixels, but a single layer can only have one consistent tile size and color depth. You can also have up to 1024 different tiles for each graphical layer, which means that VRAM is going to be more of a limiting factor, as greater sizes and color depths require more memory to store each tile. However, the maps are still the same, using two bytes to define each tile instance, which will encode the tile index and other data used by VERA to render each tile.</text:p>
      <text:p text:style-name="Normal">The color depths for graphical tiles can be either 2bpp for 4 colors, 4bpp for 16 colors, or 8bpp to have each tile use any color from the full 256-color palette.<text:s/>These same color depths, including 1bpp, can also be used for bitmap layers, but we’ll get into those in another episode. We also won’t be getting into sprites, either, but they are very similar to tiles and can be either 4bpp or 8bpp, but have the freedom to be placed anywhere on the screen on an individual basis. We’ll see how that works in yet another video, but for today we will show how tiles can be in a fixed location within a map. However, we will also see that maps are not static, and can be quickly updated and even scrolled around.</text:p>
      <text:soft-page-break/>
      <text:p text:style-name="Normal">[Cut to slide 3 – layer config]</text:p>
      <text:p text:style-name="Normal">We also saw in our first VERA video how the layer configuration registers work, as least as far as text modes go. Let’s take a closer look to see how they can be modified to work with graphical layers.<text:s/>The CONFIG registers at hex 9F2D and 9F34 define the overall mode of their respective layers, as well as the map dimensions if used as a text or tile layer.<text:s/>We saw before how the default text layer was 128x64, so it had a default CONFIG value of hex 60 because a map height of 64 has a value of 1 and a width of 128 has a value of 2. This makes the upper nibble 0110 in binary, or 6 in hex. The rest is zero because we have a 1bpp color depth and, we are not in 256-color text mode or bitmap mode. As you can see, we can adjust all of these things for any layer, using zeroes for having a map heights or widths of 32, or threes for 256. To make the layer a graphical tile set, we keep the bitmap bit clear and put a non-zero value into the color depth.<text:s/>A 1 will get us 2bpp, 2 is 4bpp, and 3 is 8bpp. So, we could have a huge 128x128 map of 256 color tiles by setting CONFIG to hex F3. Of course, that doesn’t mean you should. VRAM budgeting starts right here, so you need to understand the diversity<text:s/>and contiguous size<text:s/>of the map<text:s/>you need, and how much of the palette you need for each tile. A lot of the time, you don’t really need the whole palette for a single tile, and 16 colors will be sufficient and cut your tile size in half. Remember, you only have a little over 126 kilobytes of VRAM to work with, and that has to fit all the maps, tiles, sprites and whatever else you need to have visible all at once.</text:p>
      <text:p text:style-name="Normal">The MAPBASE register is zero for the default text layer, because its map starts at the very beginning of VRAM. In our earlier video we set up another layer’s map to start right after it, at hex 04000, which we specified by writing hex 20 to MAPBASE, which is 04000 shifted nine bits to the right. We have to do this because we can only specify the upper 8 bits of the 17-bit address that MAPBASE is referencing. This means that all maps need to start at addresses aligned to 512 bytes, making the lower 9 bits of the address all clear.</text:p>
      <text:p text:style-name="Normal">The TILEBASE register also requires an aligned address, but this time it is further constrained to only the upper 6 bits, meaning that the lower 11 bits need to all be clear,<text:s/>requiring a 2 kilobyte alignment. Those extra two bits are needed to specify the tile dimensions. As the default text layer has 8x8 glyphs starting at hex 0F800, this means TILEBASE needed to be set to hex 7C, which is the starting address shifted nine bits to the right, and the lower two bits left clear. Setting either of the lower two bits will specify a height or width of 16 pixels. This is the other big driver of VRAM usage, as you need to determine what the most efficient use of your tile data is. Bigger tiles mean you can use smaller maps to cover the same area, but your map diversity might make smaller tiles more efficient, allowing for more reusable tiles.</text:p>
      <text:p text:style-name="Normal">So, how to decide? Let’s take a look at what each tile mode really means.</text:p>
      <text:p text:style-name="Normal">[Cut to slide 4 – 2bpp]</text:p>
      <text:p text:style-name="Normal">The most basic graphical tiles are 2bpp, which gives you only 4 colors one each tile. Using 2<text:s/>bits<text:s/>for each pixel means that each byte defines 4 pixels, requiring at least 16 bytes to define an 8x8 tile, or as many as 64 bytes for a 16x16 tile. You don’t have access to the whole palette in 2bpp mode, only the first four colors of each palette offset, and really only three colors<text:s/>as index zero will always be transparent. Using a palette offset of zero means that indexes 0 to three in your tiles will map to exactly the same indexes in the full palette. By default, this gives you black, white, red and cyan. But really, black is just the default background color. The pixels in the tile set to index zero are transparent, not an opaque black. The same goes for other palette offsets, such as 1 that will remap to indexes 16 through 19, but the color at 16 also won’t be used as those zero pixels will still be transparent. There’s also no way for 2bpp tiles to have access to colors past the first four of any palette offset. This makes them pretty limiting, but that was good enough for systems like the IBM PC with CGA graphics or the original Nintendo Entertainment System or FamiCom, where everything was a 2bpp tile or sprite.</text:p>
      <text:p text:style-name="Normal">Here we can see what an example of an 8x8 2bpp could be using the default palette. Each row of pixels requires 2 bytes, and any pair of bits that are both clear will specify a transparent pixel. We can see how this binary bitmap translates to 16 hex bytes below, and that is what would need to be written to VRAM for this tile.</text:p>
      <text:soft-page-break/>
      <text:p text:style-name="Normal">[Cut to slide 5 – 4bpp]</text:p>
      <text:p text:style-name="Normal">Next we have 4bpp tiles which will give you all 16 colors for a specified palette offset. This means you have access to the full palette across your map, except for colors that have indexes that are multiples of 16 and map to zero, making them transparent, just as they were for 2bpp mode. The other 15 colors in each offset will be rendered as opaque, so you’ll want to arrange your palette to take advantage of this. The default X16 palette isn’t great for this, but the first offset you see here has a standard diversity of colors, and is good enough for a lot of applications. The second offset is also good, as that provides a linear grayscale, making monochrome tiles have excellent image fidelity at 4bpp.</text:p>
      <text:p text:style-name="Normal"/>
      <text:p text:style-name="Normal"/>
      <text:p text:style-name="Normal"/>
      <text:p text:style-name="Normal"/>
      <text:p text:style-name="Normal"/>
      <text:soft-page-break/>
      <text:p text:style-name="P2">[Start loading and running PATREON.PRG]</text:p>
      <text:p text:style-name="Normal">If you don’t want to miss any episodes in the future, make sure you subscribe to my channel and click the bell to<text:s/>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3-04T14:31:00Z</meta:creation-date>
    <dc:date>2021-03-16T21:27:00Z</dc:date>
    <meta:template xlink:href="Normal.dotm" xlink:type="simple"/>
    <meta:editing-cycles>74</meta:editing-cycles>
    <meta:editing-duration>PT71820S</meta:editing-duration>
    <meta:document-statistic meta:page-count="4" meta:paragraph-count="20" meta:word-count="1564" meta:character-count="10463" meta:row-count="74" meta:non-whitespace-character-count="8919"/>
  </office:meta>
</office:document-meta>
</file>